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14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64.3pt"/>
    </style:style>
    <style:style style:name="co41" style:family="table-column">
      <style:table-column-properties fo:break-before="auto" style:column-width="38.15pt"/>
    </style:style>
    <style:style style:name="co42" style:family="table-column">
      <style:table-column-properties fo:break-before="auto" style:column-width="110.35pt"/>
    </style:style>
    <style:style style:name="co43" style:family="table-column">
      <style:table-column-properties fo:break-before="auto" style:column-width="44.45pt"/>
    </style:style>
    <style:style style:name="co44" style:family="table-column">
      <style:table-column-properties fo:break-before="auto" style:column-width="123.85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153.95pt"/>
    </style:style>
    <style:style style:name="co47" style:family="table-column">
      <style:table-column-properties fo:break-before="auto" style:column-width="88.89pt"/>
    </style:style>
    <style:style style:name="co48" style:family="table-column">
      <style:table-column-properties fo:break-before="auto" style:column-width="51.59pt"/>
    </style:style>
    <style:style style:name="co49" style:family="table-column">
      <style:table-column-properties fo:break-before="auto" style:column-width="96.86pt"/>
    </style:style>
    <style:style style:name="co50" style:family="table-column">
      <style:table-column-properties fo:break-before="auto" style:column-width="107.2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Абдели Дайрабай Жумадилович</text:p>
          </table:table-cell>
          <table:table-cell table:style-name="ce5" office:value-type="string" calcext:value-type="string">
            <text:p>Профессор кафедры НИ</text:p>
          </table:table-cell>
          <table:table-cell table:style-name="ce5" office:value-type="string" calcext:value-type="string">
            <text:p>к.т.н.</text:p>
          </table:table-cell>
          <table:table-cell table:style-name="ce5" office:value-type="string" calcext:value-type="string">
            <text:p>профессор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1741 Проектирование и эксплуатация газонефтехранилищ</text:p>
            <text:p> PET2442</text:p>
            <text:p> Исследовательский семинар для нефтяников</text:p>
          </table:table-cell>
          <table:table-cell table:style-name="ce8" office:value-type="string" calcext:value-type="string">
            <text:p><text:a xlink:href="mailto:d.abdeli@satbayev.university" xlink:type="simple">d.abdeli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асенов Алмабек Касенович</text:p>
          </table:table-cell>
          <table:table-cell table:style-name="ce5" office:value-type="string" calcext:value-type="string">
            <text:p>Профессор кафедры НИ</text:p>
          </table:table-cell>
          <table:table-cell table:style-name="ce5" office:value-type="string" calcext:value-type="string">
            <text:p>к.т.н.</text:p>
          </table:table-cell>
          <table:table-cell table:style-name="ce5" office:value-type="string" calcext:value-type="string">
            <text:p>доцент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IDO9281 Капитальный ремонт скважин</text:p>
            <text:p> IDO9282 Капитальный ремонт скважин</text:p>
            <text:p> PET2362 Продвинутый уровень заканчивания скважин</text:p>
          </table:table-cell>
          <table:table-cell table:style-name="ce8" office:value-type="string" calcext:value-type="string">
            <text:p><text:a xlink:href="mailto:a.kassenov@satbayev.university" xlink:type="simple">a.kassenov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Молдабаева Гульназ Жаксылыковна</text:p>
          </table:table-cell>
          <table:table-cell table:style-name="ce5" office:value-type="string" calcext:value-type="string">
            <text:p>Асоциированный профессор кафедры НИ</text:p>
          </table:table-cell>
          <table:table-cell table:style-name="ce5" office:value-type="string" calcext:value-type="string">
            <text:p>д.т.н.</text:p>
          </table:table-cell>
          <table:table-cell table:style-name="ce5" office:value-type="string" calcext:value-type="string">
            <text:p>доцент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2312 Продвинутый уровень технологий добычи газа</text:p>
            <text:p> IDO1312 Разработка нефтяных и газовых месторождений</text:p>
            <text:p> PET1242 Разработка нефтегазовых месторождений I: Первичная добыча</text:p>
          </table:table-cell>
          <table:table-cell table:style-name="ce8" office:value-type="string" calcext:value-type="string">
            <text:p><text:a xlink:href="mailto:g.moldabayeva@satbayev.university" xlink:type="simple">g.moldabayeva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удайкулова Гульжан Абдуллаевна</text:p>
          </table:table-cell>
          <table:table-cell table:style-name="ce5" office:value-type="string" calcext:value-type="string">
            <text:p>Ассоциированный профессор кафедры НИ</text:p>
          </table:table-cell>
          <table:table-cell table:style-name="ce5" office:value-type="string" calcext:value-type="string">
            <text:p>д.т.н.</text:p>
          </table:table-cell>
          <table:table-cell table:style-name="ce5" office:value-type="string" calcext:value-type="string">
            <text:p>доцент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1022 Буровые растворы и тампонажные смеси</text:p>
          </table:table-cell>
          <table:table-cell table:style-name="ce8" office:value-type="string" calcext:value-type="string">
            <text:p><text:a xlink:href="mailto:g.kudaikulova@satbayev.university" xlink:type="simple">g.kudaikulova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Ахымбаева Бибинур Сериковна</text:p>
          </table:table-cell>
          <table:table-cell table:style-name="ce5" office:value-type="string" calcext:value-type="string">
            <text:p>Ассистент-профессор кафедры НИ</text:p>
          </table:table-cell>
          <table:table-cell table:style-name="ce5" office:value-type="string" calcext:value-type="string">
            <text:p>PhD</text:p>
          </table:table-cell>
          <table:table-cell table:style-name="ce6" table:number-columns-repeated="2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1302 Семинар нефтегазового инжиниринга</text:p>
            <text:p> PET1142 Наклонно - направленное бурение</text:p>
          </table:table-cell>
          <table:table-cell table:style-name="ce8" office:value-type="string" calcext:value-type="string">
            <text:p><text:a xlink:href="mailto:b.akhymbayeva@satbayev.university" xlink:type="simple">b.akhymbayeva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Исмаилова Джамилям Абдулахатовна</text:p>
          </table:table-cell>
          <table:table-cell table:style-name="ce5" office:value-type="string" calcext:value-type="string">
            <text:p>Ассистент-профессор кафедры НИ</text:p>
          </table:table-cell>
          <table:table-cell table:style-name="ce5" office:value-type="string" calcext:value-type="string">
            <text:p>PhD</text:p>
          </table:table-cell>
          <table:table-cell table:style-name="ce6"/>
          <table:table-cell table:style-name="ce7" office:value-type="string" calcext:value-type="string">
            <text:p><text:a xlink:href="https://drive.google.com/file/d/1GTpina6n_SfMv-TtJI_6bDcheEqvKkVj/view?usp=sharing" xlink:type="simple">https://drive.google.com/file/d/1GTpina6n_SfMv-TtJI_6bDcheEqvKkVj/view?usp=sharing</text:a></text:p>
          </table:table-cell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1243 Разработка нефтегазовых месторождений I: Первичная добыча</text:p>
            <text:p> PET1263 Разработка нефтегазовых месторождений III: Моделирование резервуара</text:p>
            <text:p> PET1763 Свойства горных пород</text:p>
          </table:table-cell>
          <table:table-cell table:style-name="ce8" office:value-type="string" calcext:value-type="string">
            <text:p><text:a xlink:href="mailto:j.ismailova@satbayev.university" xlink:type="simple">j.ismailova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Тукеев Чингис Серикович</text:p>
          </table:table-cell>
          <table:table-cell table:style-name="ce5" office:value-type="string" calcext:value-type="string">
            <text:p>Сениор-лектор кафедры НИ</text:p>
          </table:table-cell>
          <table:table-cell table:style-name="ce5" office:value-type="string" calcext:value-type="string">
            <text:p>Магистр</text:p>
          </table:table-cell>
          <table:table-cell table:style-name="ce6"/>
          <table:table-cell table:style-name="ce7" office:value-type="string" calcext:value-type="string">
            <text:p><text:a xlink:href="https://drive.google.com/drive/folders/128dyWu0Afmfl_kvU55xMmtas-pFD4Sav?usp=sharing" xlink:type="simple">https://drive.google.com/drive/folders/128dyWu0Afmfl_kvU55xMmtas-pFD4Sav?usp=sharing</text:a></text:p>
          </table:table-cell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1691 Проектирование и эксплуатация нефтегазовых сооружений</text:p>
            <text:p> PET1701 Проектирование и эксплуатация газонефтепроводов</text:p>
            <text:p> PET1702 Проектирование и эксплуатация газонефтепроводов</text:p>
            <text:p> PET2572 Методы повышения эффективности работы газонефтепроводов</text:p>
          </table:table-cell>
          <table:table-cell table:style-name="ce8" office:value-type="string" calcext:value-type="string">
            <text:p><text:a xlink:href="mailto:ch.tukeyev@satbayev.university" xlink:type="simple">ch.tukeyev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Баймухаметов Мурат Абышевич</text:p>
          </table:table-cell>
          <table:table-cell table:style-name="ce5" office:value-type="string" calcext:value-type="string">
            <text:p>Лектор кафедры НИ</text:p>
          </table:table-cell>
          <table:table-cell table:style-name="ce5" office:value-type="string" calcext:value-type="string">
            <text:p>к.ф.н.</text:p>
          </table:table-cell>
          <table:table-cell table:style-name="ce5" office:value-type="string" calcext:value-type="string">
            <text:p>доцент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IDO1311 Разработка нефтяных и газовых месторождений</text:p>
            <text:p> IDO4121 Проектирование и эксплуатация нефтегазовых сооружений</text:p>
            <text:p> PET2022 Теория движения газожидкостных смесей</text:p>
            <text:p> PET2062 Гидродинамические исследования скважин и интерпретация</text:p>
          </table:table-cell>
          <table:table-cell table:style-name="ce8" office:value-type="string" calcext:value-type="string">
            <text:p><text:a xlink:href="mailto:m.baimukhametov@satbayev.university" xlink:type="simple">m.baimukhametov@satbayev.university</text:a></text:p>
          </table:table-cell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Бекбауов Бахберген Ермекбаевич</text:p>
          </table:table-cell>
          <table:table-cell table:style-name="ce5" office:value-type="string" calcext:value-type="string">
            <text:p>Профессор кафедры НИ</text:p>
          </table:table-cell>
          <table:table-cell table:style-name="ce5" office:value-type="string" calcext:value-type="string">
            <text:p>PhD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2112 Моделирование пласта-коллектора: Compositional model</text:p>
          </table:table-cell>
          <table:table-cell table:style-name="ce8" office:value-type="string" calcext:value-type="string">
            <text:p><text:a xlink:href="mailto:b.bekbauov@satbayev.university" xlink:type="simple">b.bekbauov@satbayev.university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удайкулов Азиз Анарбаевич</text:p>
          </table:table-cell>
          <table:table-cell table:style-name="ce5" office:value-type="string" calcext:value-type="string">
            <text:p>Ассистент-профессор кафедры НИ</text:p>
          </table:table-cell>
          <table:table-cell table:style-name="ce5" office:value-type="string" calcext:value-type="string">
            <text:p>PhD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2162 Моделирование пласта – коллектора: Black –oil model</text:p>
          </table:table-cell>
          <table:table-cell table:style-name="ce8" office:value-type="string" calcext:value-type="string">
            <text:p><text:a xlink:href="mailto:a.kudaikulov@satbayev.university" xlink:type="simple">a.kudaikulov@satbayev.university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Балтекеев Кенес Иманбекович</text:p>
          </table:table-cell>
          <table:table-cell table:style-name="ce5" office:value-type="string" calcext:value-type="string">
            <text:p>Лектор</text:p>
          </table:table-cell>
          <table:table-cell table:style-name="ce5" office:value-type="string" calcext:value-type="string">
            <text:p>инженер</text:p>
          </table:table-cell>
          <table:table-cell table:style-name="ce6"/>
          <table:table-cell table:style-name="ce5" office:value-type="string" calcext:value-type="string">
            <text:p>Кафедра Нефтяная инженерия</text:p>
          </table:table-cell>
          <table:table-cell table:style-name="ce5" office:value-type="string" calcext:value-type="string">
            <text:p>PET1321 Системы механизированной добычи</text:p>
            <text:p> PET1871 Методы интенсификации притока в скважину</text:p>
            <text:p> PET2122 Прикладной курс методов интенсификации притока в скважину</text:p>
          </table:table-cell>
          <table:table-cell table:style-name="ce8" office:value-type="string" calcext:value-type="string">
            <text:p><text:a xlink:href="mailto:k.baltekeyev@satbayev.university" xlink:type="simple">k.baltekeyev@satbayev.university</text:a>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ыздыков А.Х.</text:p>
          </table:table-cell>
          <table:table-cell table:style-name="ce5" office:value-type="string" calcext:value-type="string">
            <text:p>Руководитель проекта</text:p>
          </table:table-cell>
          <table:table-cell table:style-name="ce5" office:value-type="string" calcext:value-type="string">
            <text:p>К.т.н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ИГНиГД, каф.НИ</text:p>
          </table:table-cell>
          <table:table-cell table:style-name="ce5" office:value-type="string" calcext:value-type="string">
            <text:p>a.syzdykov@satbayev.university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Билецкий М.Т.</text:p>
          </table:table-cell>
          <table:table-cell table:style-name="ce6" office:value-type="string" calcext:value-type="string">
            <text:p>Руководитель проекта</text:p>
          </table:table-cell>
          <table:table-cell table:style-name="ce6" office:value-type="string" calcext:value-type="string">
            <text:p>К.т.н</text:p>
          </table:table-cell>
          <table:table-cell table:style-name="ce6"/>
          <table:table-cell table:style-name="ce6" office:value-type="string" calcext:value-type="string">
            <text:p>ИГНиГД, каф.НИ</text:p>
          </table:table-cell>
          <table:table-cell table:style-name="ce11" office:value-type="string" calcext:value-type="string">
            <text:p>marc.biletsky@Yandex.kz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Ратов Б.Т.</text:p>
          </table:table-cell>
          <table:table-cell table:style-name="ce6" office:value-type="string" calcext:value-type="string">
            <text:p>Руководитель проекта</text:p>
          </table:table-cell>
          <table:table-cell table:style-name="ce6" office:value-type="string" calcext:value-type="string">
            <text:p>д.т.н</text:p>
          </table:table-cell>
          <table:table-cell table:style-name="ce6"/>
          <table:table-cell table:style-name="ce6" office:value-type="string" calcext:value-type="string">
            <text:p>ИГНиГД, каф.НИ</text:p>
          </table:table-cell>
          <table:table-cell table:style-name="ce6" office:value-type="string" calcext:value-type="string">
            <text:p>ratov69@mail.ru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Ысқақ Ардақ</text:p>
          </table:table-cell>
          <table:table-cell table:style-name="ce10" office:value-type="string" calcext:value-type="string">
            <text:p>Научный сотрудник</text:p>
          </table:table-cell>
          <table:table-cell table:style-name="ce9" office:value-type="string" calcext:value-type="string">
            <text:p>магистр</text:p>
          </table:table-cell>
          <table:table-cell table:style-name="ce6"/>
          <table:table-cell table:style-name="ce9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0" office:value-type="string" calcext:value-type="string">
            <text:p>8 7781646331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Гусенов Искандер</text:p>
          </table:table-cell>
          <table:table-cell table:style-name="ce10" office:value-type="string" calcext:value-type="string">
            <text:p>МНС</text:p>
          </table:table-cell>
          <table:table-cell table:style-name="ce9" office:value-type="string" calcext:value-type="string">
            <text:p>PhD</text:p>
          </table:table-cell>
          <table:table-cell table:style-name="ce6"/>
          <table:table-cell table:style-name="ce9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0" table:formula="of:=+77778113941" office:value-type="float" office:value="77778113941" calcext:value-type="float">
            <text:p>77778113941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18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14" office:value-type="string" calcext:value-type="string">
            <text:p>Договор №110 на грантовое финансирование АР05130483 «Научно-технические основы снижения вязкости казахстанских нефтей, обеспечивающих существенное повышение нефтеотдачи пластов»</text:p>
          </table:table-cell>
          <table:table-cell table:style-name="ce16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Молдабаева Г.Ж.</text:p>
          </table:table-cell>
          <table:table-cell table:style-name="ce6" office:value-type="string" calcext:value-type="string">
            <text:p>5 055 </text:p>
          </table:table-cell>
          <table:table-cell table:style-name="ce20" office:value-type="string" calcext:value-type="string">
            <text:p><text:a xlink:href="https://drive.google.com/drive/folders/1z2oJ87tGiHhFwuBuxIz9PME6gsaCaHBf?usp=sharing" xlink:type="simple">https://drive.google.com/drive/folders/1z2oJ87tGiHhFwuBuxIz9PME6gsaCaHBf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14" office:value-type="string" calcext:value-type="string">
            <text:p>Договор №110 на грантовое финансирование АР05130477 «Совершенствование современного симулятора химического заводнения»</text:p>
          </table:table-cell>
          <table:table-cell table:style-name="ce17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Бекбауов Б.</text:p>
          </table:table-cell>
          <table:table-cell table:style-name="ce9" office:value-type="string" calcext:value-type="string">
            <text:p>12 132 </text:p>
          </table:table-cell>
          <table:table-cell table:style-name="ce20" office:value-type="string" calcext:value-type="string">
            <text:p><text:a xlink:href="https://drive.google.com/drive/folders/15euF13MAU9L6Goo8_FpTapANGH4vt7OF?usp=sharing" xlink:type="simple">https://drive.google.com/drive/folders/15euF13MAU9L6Goo8_FpTapANGH4vt7OF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Разработка месторождений высоковязких нефтей</text:p>
          </table:table-cell>
          <table:table-cell table:style-name="ce15" office:value-type="string" calcext:value-type="string">
            <text:p><text:a xlink:href="http://is.ncste.kz/object/view/35893" xlink:type="simple">Договор №110 на грантовое финансирование АР05135893Многодисциплинарный подход к оптимизации парогравитационного дренажа нефти с использованием геомеханических расчетов и изменения расположения скважин</text:a></text:p>
          </table:table-cell>
          <table:table-cell table:style-name="ce17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Сыздыков А.Х.</text:p>
          </table:table-cell>
          <table:table-cell table:style-name="ce14" office:value-type="string" calcext:value-type="string">
            <text:p>10 110 </text:p>
          </table:table-cell>
          <table:table-cell table:style-name="ce20" office:value-type="string" calcext:value-type="string">
            <text:p><text:a xlink:href="https://drive.google.com/drive/folders/13goC-Yw18ugMWVbPw9hyE7mixUrkO2R7?usp=sharing" xlink:type="simple">https://drive.google.com/drive/folders/13goC-Yw18ugMWVbPw9hyE7mixUrkO2R7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14" office:value-type="string" calcext:value-type="string">
            <text:p>Договор №110 на грантовое финансирование АР05130484Научное обоснование создания эффективной комплексной технологии поддержания пластового давления и повышения дебита нефтяных скважин</text:p>
          </table:table-cell>
          <table:table-cell table:style-name="ce17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Абдели Д. Ж.</text:p>
          </table:table-cell>
          <table:table-cell table:style-name="ce14" office:value-type="string" calcext:value-type="string">
            <text:p>10 110 </text:p>
          </table:table-cell>
          <table:table-cell table:style-name="ce20" office:value-type="string" calcext:value-type="string">
            <text:p><text:a xlink:href="https://drive.google.com/drive/folders/1JSDzPWJt6zK42m_nTmJfw9Tll2jxdKwW?usp=sharing" xlink:type="simple">https://drive.google.com/drive/folders/1JSDzPWJt6zK42m_nTmJfw9Tll2jxdKwW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14" office:value-type="string" calcext:value-type="string">
            <text:p>Договор №110 на грантовое финансирование АР05133363Разработка конструктивных и технологических параметров устройств для автоматического измерения показателей буровых растворов</text:p>
          </table:table-cell>
          <table:table-cell table:style-name="ce17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Билецкий М.Т.</text:p>
          </table:table-cell>
          <table:table-cell table:style-name="ce14" office:value-type="string" calcext:value-type="string">
            <text:p>5 055 </text:p>
          </table:table-cell>
          <table:table-cell table:style-name="ce20" office:value-type="string" calcext:value-type="string">
            <text:p><text:a xlink:href="https://drive.google.com/drive/folders/13lVeUskVYv_iqGVILTqJQujjuUdzFBLT?usp=sharing" xlink:type="simple">https://drive.google.com/drive/folders/13lVeUskVYv_iqGVILTqJQujjuUdzFBLT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14" office:value-type="string" calcext:value-type="string">
            <text:p>Договор №110 на грантовое финансирование АР05130856 «Разработка и внедрение высокостойких, производительных алмазных и твердосплавных породоразрушающих инструментов для бурения скважин»</text:p>
          </table:table-cell>
          <table:table-cell table:style-name="ce17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Ратов Б.Т.</text:p>
          </table:table-cell>
          <table:table-cell table:style-name="ce14" office:value-type="string" calcext:value-type="string">
            <text:p>9 099 </text:p>
          </table:table-cell>
          <table:table-cell table:style-name="ce20" office:value-type="string" calcext:value-type="string">
            <text:p><text:a xlink:href="https://drive.google.com/drive/folders/1NPlnwQiPIjGHVNAquRr-mar6uqlXNZCC?usp=sharing" xlink:type="simple">https://drive.google.com/drive/folders/1NPlnwQiPIjGHVNAquRr-mar6uqlXNZCC?usp=sharing</text:a></text:p>
          </table:table-cell>
          <table:table-cell table:number-columns-repeated="1016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table:content-validation-name="val3" office:value-type="string" calcext:value-type="string">
            <text:p>Негосударственное финансирование</text:p>
          </table:table-cell>
          <table:table-cell table:style-name="ce13" office:value-type="string" calcext:value-type="string">
            <text:p>Нефтегазовое дело</text:p>
          </table:table-cell>
          <table:table-cell table:style-name="ce12" office:value-type="string" calcext:value-type="string">
            <text:p>№747 Исследование и анализ способов добычи высоковязкой нефти для условий месторождений Кенкияк и подбор рациональной технологий</text:p>
          </table:table-cell>
          <table:table-cell table:style-name="ce4" table:content-validation-name="val4" office:value-type="date" office:date-value="2020-02-19" calcext:value-type="date">
            <text:p>19.02.2020</text:p>
          </table:table-cell>
          <table:table-cell table:style-name="ce12" office:value-type="string" calcext:value-type="string">
            <text:p>Сыздыков А.Х.</text:p>
          </table:table-cell>
          <table:table-cell table:style-name="ce12" office:value-type="string" calcext:value-type="string">
            <text:p>7 840 </text:p>
          </table:table-cell>
          <table:table-cell table:style-name="ce21" office:value-type="string" calcext:value-type="string">
            <text:p><text:a xlink:href="https://drive.google.com/drive/folders/1vJhSJLW1ySGPUf8mynBK5cN2gqduZSlD?usp=sharing" xlink:type="simple">https://drive.google.com/drive/folders/1vJhSJLW1ySGPUf8mynBK5cN2gqduZSlD?usp=sharing</text:a></text:p>
          </table:table-cell>
          <table:table-cell table:number-columns-repeated="1016"/>
        </table:table-row>
        <table:table-row table:style-name="ro2" table:number-rows-repeated="992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2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8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2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float" office:value="5538" calcext:value-type="float">
            <text:p>5538</text:p>
          </table:table-cell>
          <table:table-cell table:style-name="ce16" table:content-validation-name="val6" office:value-type="date" office:date-value="2020-06-23" calcext:value-type="date">
            <text:p>23.06.2020</text:p>
          </table:table-cell>
          <table:table-cell table:style-name="ce5" office:value-type="string" calcext:value-type="string">
            <text:p>Satbayev University</text:p>
          </table:table-cell>
          <table:table-cell table:style-name="ce23" office:value-type="string" calcext:value-type="string">
            <text:p>Молдабаева Гульназ Жаксылыковна (KZ); Сыздыков Мурат Канатович (KZ); Сулейменова Райхан Таупиховна (KZ)</text:p>
            <text:p> Moldabayeva Gulnaz Zhaksylykovna (KZ); Syzdykov Murat Knatovich (KZ); Suleimenova Raikhan Taupikhovna (KZ)</text:p>
          </table:table-cell>
          <table:table-cell table:style-name="ce24" office:value-type="string" calcext:value-type="string">
            <text:p><text:a xlink:href="https://gosreestr.kazpatent.kz/Utilitymodel/Details?docNumber=328645" xlink:type="simple">https://gosreestr.kazpatent.kz/Utilitymodel/Details?docNumber=328645</text:a></text:p>
          </table:table-cell>
          <table:table-cell table:number-columns-repeated="1018"/>
        </table:table-row>
        <table:table-row table:style-name="ro2" table:number-rows-repeated="996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3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2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5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26" office:value-type="string" calcext:value-type="string">
            <text:p>№</text:p>
          </table:table-cell>
          <table:table-cell table:style-name="ce26" office:value-type="string" calcext:value-type="string">
            <text:p>Наименование организации</text:p>
          </table:table-cell>
          <table:table-cell table:style-name="ce26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PE (Общество инженеров нефтяников)</text:p>
          </table:table-cell>
          <table:table-cell table:style-name="ce20" office:value-type="string" calcext:value-type="string">
            <text:p><text:a xlink:href="https://www.spe.org/chapters/?5938" xlink:type="simple">https://www.spe.org/chapters/?5938</text:a></text:p>
          </table:table-cell>
          <table:table-cell table:number-columns-repeated="102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ociety of Petrophysicists and Well Log Analysts</text:p>
          </table:table-cell>
          <table:table-cell table:style-name="ce15" office:value-type="string" calcext:value-type="string">
            <text:p><text:a xlink:href="https://www.spwla.org/" xlink:type="simple">https://www.spwla.org/</text:a></text:p>
          </table:table-cell>
          <table:table-cell table:number-columns-repeated="1021"/>
        </table:table-row>
        <table:table-row table:style-name="ro2">
          <table:table-cell table:style-name="ce27"/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84" meta:object-count="0"/>
    <meta:generator>LibreOfficeDev/6.0.5.2$Linux_X86_64 LibreOffice_project/</meta:generator>
  </office:meta>
</office:document-meta>
</file>